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6.43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Diesel Engine Oil</text:p>
          </table:table-cell>
          <table:covered-table-cell table:number-columns-repeated="2"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niversal Goldoil CIX CI4 Plus 15W40</text:p>
          </table:table-cell>
          <table:table-cell table:style-name="ce5" office:value-type="string" calcext:value-type="string">
            <text:p><text:a xlink:href="../CIX-CI4-Plus-15W40.png" xlink:type="simple">/home/my-pc/BHARAT_PETROLIAM_SERVICE_CENTER/ASSETS/Lubricants/Diesel_Engine_Oil/CIX-CI4-Plus-15W40.png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uper Power CI4 Plus 15W40</text:p>
          </table:table-cell>
          <table:table-cell table:style-name="ce5" office:value-type="string" calcext:value-type="string">
            <text:p><text:a xlink:href="../CI4-Plus-15W40.png" xlink:type="simple">/home/my-pc/BHARAT_PETROLIAM_SERVICE_CENTER/ASSETS/Lubricants/Diesel_Engine_Oil/CI4-Plus-15W40.png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Universal Goldoil Ultra CH4 DH1 15W40</text:p>
          </table:table-cell>
          <table:table-cell table:style-name="ce5" office:value-type="string" calcext:value-type="string">
            <text:p><text:a xlink:href="../Ultra-CH4-DH1-15W40.png" xlink:type="simple">/home/my-pc/BHARAT_PETROLIAM_SERVICE_CENTER/ASSETS/Lubricants/Diesel_Engine_Oil/Ultra-CH4-DH1-15W40.png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Universal Goldoil CF4 20W40 FG</text:p>
          </table:table-cell>
          <table:table-cell table:style-name="ce5" office:value-type="string" calcext:value-type="string">
            <text:p><text:a xlink:href="../CF4-20W40-FG.png" xlink:type="simple">/home/my-pc/BHARAT_PETROLIAM_SERVICE_CENTER/ASSETS/Lubricants/Diesel_Engine_Oil/CF4-20W40-FG.png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Turbo Shakti CF4 20W40</text:p>
          </table:table-cell>
          <table:table-cell table:style-name="ce5" office:value-type="string" calcext:value-type="string">
            <text:p><text:a xlink:href="../Turbo-Shakti-CF4-20W40.png" xlink:type="simple">/home/my-pc/BHARAT_PETROLIAM_SERVICE_CENTER/ASSETS/Lubricants/Diesel_Engine_Oil/Turbo-Shakti-CF4-20W40.png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Harit Shakti CF 20W40</text:p>
          </table:table-cell>
          <table:table-cell table:style-name="ce5" office:value-type="string" calcext:value-type="string">
            <text:p><text:a xlink:href="../Harit-Shakti-CF-20W40.png" xlink:type="simple">/home/my-pc/BHARAT_PETROLIAM_SERVICE_CENTER/ASSETS/Lubricants/Diesel_Engine_Oil/Harit-Shakti-CF-20W40.png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Universal Goldoil Supra CF 4 15W40</text:p>
          </table:table-cell>
          <table:table-cell table:style-name="ce5" office:value-type="string" calcext:value-type="string">
            <text:p><text:a xlink:href="../Supra-CF4-15W40.png" xlink:type="simple">/home/my-pc/BHARAT_PETROLIAM_SERVICE_CENTER/ASSETS/Lubricants/Diesel_Engine_Oil/Supra-CF4-15W40.png</text:a>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7:33:02.529795848</meta:creation-date>
    <dc:date>2026-04-09T17:48:20.632659568</dc:date>
    <meta:editing-duration>PT15M17S</meta:editing-duration>
    <meta:editing-cycles>3</meta:editing-cycles>
    <meta:generator>LibreOffice/24.2.7.2$Linux_X86_64 LibreOffice_project/420$Build-2</meta:generator>
    <meta:document-statistic meta:table-count="1" meta:cell-count="22" meta:object-count="0"/>
  </office:meta>
</office:document-meta>
</file>